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3213.73" calcext:value-type="float">
            <text:p>-321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1430.67" calcext:value-type="float">
            <text:p>-143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st site reimburse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ce1" table:formula="of:=SUM([.B91:.B93])"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7];[.B95])" office:value-type="float" office:value="-3213.73" calcext:value-type="float">
            <text:p>-3213.73</text:p>
          </table:table-cell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2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2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4])" office:value-type="float" office:value="147.61" calcext:value-type="float">
            <text:p>147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2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2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8:.C20])" office:value-type="float" office:value="491.04" calcext:value-type="float">
            <text:p>4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2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table:style-name="ce3"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4:.C26])" office:value-type="float" office:value="136.93" calcext:value-type="float">
            <text:p>136.9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2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2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table:style-name="ce2"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32:.C36])" office:value-type="float" office:value="443.43" calcext:value-type="float">
            <text:p>443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38])" office:value-type="float" office:value="1219.01" calcext:value-type="float">
            <text:p>1219.01</text:p>
          </table:table-cell>
          <table:table-cell table:formula="of:=SUM([.D1:.D38])" office:value-type="float" office:value="1219.01" calcext:value-type="float">
            <text:p>1219.0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2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43:.C48])" office:value-type="float" office:value="-61" calcext:value-type="float">
            <text:p>-6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39];[.D49])" office:value-type="float" office:value="1158.01" calcext:value-type="float">
            <text:p>1158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00-00-00</text:date>, <text:time style:data-style-name="N2" text:time-value="19:33:01.98405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9:39:42.447029280</dc:date>
    <meta:editing-duration>P1DT1H25M24S</meta:editing-duration>
    <meta:editing-cycles>140</meta:editing-cycles>
    <meta:generator>LibreOffice/5.1.6.2$Linux_X86_64 LibreOffice_project/10m0$Build-2</meta:generator>
    <meta:document-statistic meta:table-count="4" meta:cell-count="465" meta:object-count="0"/>
  </office:meta>
</office:document-meta>
</file>